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05f3b7" officeooo:paragraph-rsid="0005f3b7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 fo:padding="0cm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" style:family="paragraph" style:parent-style-name="Standard">
      <style:text-properties officeooo:rsid="0005f3b7" officeooo:paragraph-rsid="0005f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:1</text:p>
      <text:p text:style-name="P3">1k</text:p>
      <text:p text:style-name="P1">Mean accuracy_train: 0.873</text:p>
      <text:p text:style-name="P2">Mean accuracy_test: 0.790</text:p>
      <text:p text:style-name="P3"/>
      <text:p text:style-name="P3">5k</text:p>
      <text:p text:style-name="P1">Mean accuracy_train: 0.932</text:p>
      <text:p text:style-name="P2">Mean accuracy_test: 0.891</text:p>
      <text:p text:style-name="P3"/>
      <text:p text:style-name="P3">10k</text:p>
      <text:p text:style-name="P1">Mean accuracy_train: 0.957</text:p>
      <text:p text:style-name="P2">Mean accuracy_test: 0.930</text:p>
      <text:p text:style-name="P3"/>
      <text:p text:style-name="P3">15k</text:p>
      <text:p text:style-name="P1">Mean accuracy_train: 0.964</text:p>
      <text:p text:style-name="P2">Mean accuracy_test: 0.948</text:p>
      <text:p text:style-name="P3"/>
      <text:p text:style-name="P3">20k</text:p>
      <text:p text:style-name="P1">Mean accuracy_train: 0.972</text:p>
      <text:p text:style-name="P2">Mean accuracy_test: 0.955</text:p>
      <text:p text:style-name="P3"/>
      <text:p text:style-name="P3">25k</text:p>
      <text:p text:style-name="P1">Mean accuracy_train: 0.977</text:p>
      <text:p text:style-name="P2">Mean accuracy_test: 0.962</text:p>
      <text:p text:style-name="P3"/>
      <text:p text:style-name="P3">30k</text:p>
      <text:p text:style-name="P1">Mean accuracy_train: 0.980</text:p>
      <text:p text:style-name="P2">Mean accuracy_test: 0.966</text:p>
      <text:p text:style-name="P3"/>
      <text:p text:style-name="P3">35k</text:p>
      <text:p text:style-name="P1">Mean accuracy_train: 0.983</text:p>
      <text:p text:style-name="P2">Mean accuracy_test: 0.966</text:p>
      <text:p text:style-name="P3"/>
      <text:p text:style-name="P3">40k</text:p>
      <text:p text:style-name="P1">Mean accuracy_train: 0.985</text:p>
      <text:p text:style-name="P2">Mean accuracy_test: 0.971</text:p>
      <text:p text:style-name="P3"/>
      <text:p text:style-name="P3">45k</text:p>
      <text:p text:style-name="P1">Mean accuracy_train: 0.986</text:p>
      <text:p text:style-name="P2">Mean accuracy_test: 0.972</text:p>
      <text:p text:style-name="P3"/>
      <text:p text:style-name="P3">50k</text:p>
      <text:p text:style-name="P1">Mean accuracy_train: 0.988</text:p>
      <text:p text:style-name="P2">Mean accuracy_test: 0.972</text:p>
      <text:p text:style-name="P3"/>
      <text:p text:style-name="P3">model = KNeighborsClassifier(weights= 'distance', n_neighbors= 9, metric='euclidean'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13:45:15.149477596</meta:creation-date>
    <meta:print-date>2023-05-31T13:48:35.108561499</meta:print-date>
    <dc:date>2023-05-31T13:53:59.691722139</dc:date>
    <meta:editing-duration>PT8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5" meta:word-count="85" meta:character-count="680" meta:non-whitespace-character-count="630"/>
  </office:meta>
</office:document-meta>
</file>